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2pt" fo:language="pt" fo:country="BR" fo:font-weight="normal" fo:background-color="transparen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2pt" fo:language="pt" fo:country="BR" fo:font-weight="normal" fo:background-color="transparen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2pt" fo:language="pt" fo:country="BR" fo:font-weight="normal" fo:background-color="transparen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language="pt" fo:country="BR" fo:font-weight="normal" fo:background-color="transparen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language="pt" fo:country="BR" fo:font-weight="normal" fo:background-color="transparent" style:font-name-asian="Calibri1" style:font-size-asian="12pt" style:font-name-complex="Calibri1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2pt" fo:language="pt" fo:country="BR" fo:font-weight="bold" fo:background-color="transparen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2pt" fo:language="pt" fo:country="BR" fo:font-weight="normal" fo:background-color="transparen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line-height="150%" fo:text-align="justify" style:justify-single-word="false"/>
    </style:style>
    <style:style style:name="T1" style:family="text">
      <style:text-properties style:use-window-font-color="true" style:font-name="Times New Roman" fo:font-size="12pt" fo:language="pt" fo:country="BR" fo:font-weight="normal" fo:background-color="transparent" style:font-name-asian="Times New Roman1" style:font-size-asian="12pt" style:font-name-complex="Times New Roman1" style:font-size-complex="12pt"/>
    </style:style>
    <style:style style:name="T2" style:family="text">
      <style:text-properties fo:font-variant="normal" fo:text-transform="none" fo:color="#333333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Alagoas</text:p>
      <text:p text:style-name="P1">Campus Arapiraca</text:p>
      <text:p text:style-name="P1"><text:span text:style-name="T2">Núcleo de Tecnologia da Informação</text:span> </text:p>
      <text:p text:style-name="P2"/>
      <text:p text:style-name="P6">Relatório de Atividades do Bolsista </text:p>
      <text:p text:style-name="P2"/>
      <text:p text:style-name="P3">Bolsista: José Arnóbio de Oliveira Júnior</text:p>
      <text:p text:style-name="P3">Matrícula: 12111323 </text:p>
      <text:p text:style-name="P3">CPF.: 09813547421</text:p>
      <text:p text:style-name="P3">Período: 2º Semestre/2013</text:p>
      <text:p text:style-name="P5"/>
      <text:p text:style-name="P5"/>
      <text:p text:style-name="P3"><text:tab/>Este é meu primeiro relatório de atividades como bolsista do NTI. Iniciei os trabalhos no LAMP – Laboratório de Análise, Modelagem e Programação sob coordenação do Prof. Mário Hozano Lucas de Souza. </text:p>
      <text:p text:style-name="P3"><text:tab/>Inicialmente, fui designado a estudar o framework web Django (<text:a xlink:type="simple" xlink:href="https://www.djangoproject.com/">https://www.djangoproject.com/</text:a>) e depois de um tempo, fui apresentado ao projeto Gcond – Gerenciador de Condomínios (<text:a xlink:type="simple" xlink:href="http://gcond.com/">http://gcond.com/</text:a>), onde utilizei recursos aprendidos no estudo do Django para aperfeiçoar o sistema. Junto com o antigo bolsista do LAMP, João Constantino, desenvolvemos um módulo de interação do Gcond com o Facebook, fazendo com que o usuário se cadastrasse mais facilmente.</text:p>
      <text:p text:style-name="P3"><text:tab/>Por ter experiência com edição de imagens, após um tempo, fui alocado como designer de alguns projetos do laboratório. Conheci o “QUEST?”, sistema que já vinha sendo desenvolvido há algum tempo e permite a resolução de questionários que auxiliam matérias do curso de Ciência da Computação no campus. Sendo assim, fiquei, até o presente momento, utilizando HTML, CSS, JavaScript e entre outros, como desenvolvedor front-end dos projetos “QUEST?” e Gcond.</text:p>
      <text:p text:style-name="P3"/>
      <text:p text:style-name="P3"/>
      <text:p text:style-name="P7"><text:span text:style-name="T1"/></text:p>
      <text:p text:style-name="P3"/>
      <text:p text:style-name="P3"/>
      <text:p text:style-name="P3"/>
      <text:p text:style-name="P3"/>
      <text:p text:style-name="P5"/>
      <text:p text:style-name="P4">__________________________________________________</text:p>
      <text:p text:style-name="P4">Assinatu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1T10:47:55</dc:date>
    <meta:editing-duration>PT7M15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13" meta:word-count="198" meta:character-count="1391" meta:non-whitespace-character-count="1199"/>
  </office:meta>
</office:document-meta>
</file>